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i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home-location/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i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home-location/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117" calcext:value-type="float">
            <text:p>1511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im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home-location/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im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home-location/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4877" calcext:value-type="float">
            <text:p>3487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im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home-location/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office:value-type="float" office:value="2" calcext:value-type="float">
            <text:p>2</text:p>
          </table:table-cell>
        </table:table-row>
      </table:table>
      <table:table table:name="overhead" table:style-name="ta1">
        <table:table-column table:style-name="co1" table:default-cell-style-name="Default"/>
        <table:table-column table:style-name="co2" table:default-cell-style-name="Default"/>
        <table:table-column table:style-name="co4" table:number-columns-repeated="6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sim1</text:p>
          </table:table-cell>
          <table:table-cell table:style-name="Default" office:value-type="string" calcext:value-type="string">
            <text:p>sim2</text:p>
          </table:table-cell>
          <table:table-cell table:style-name="Default" office:value-type="string" calcext:value-type="string">
            <text:p>sim3</text:p>
          </table:table-cell>
          <table:table-cell table:style-name="Default" office:value-type="string" calcext:value-type="string">
            <text:p>sim4</text:p>
          </table:table-cell>
          <table:table-cell table:style-name="Default" office:value-type="string" calcext:value-type="string">
            <text:p>sim5</text:p>
          </table:table-cell>
          <table:table-cell table:style-name="Default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parameters/</text:p>
          </table:table-cell>
          <table:table-cell table:formula="of:=AVERAGEIF([sim1.B1:.B300];&quot;=/get-parameters/&quot;;[sim1.C1:.C300])" office:value-type="float" office:value="52" calcext:value-type="float">
            <text:p>52,00</text:p>
          </table:table-cell>
          <table:table-cell table:formula="of:=AVERAGEIF([sim2.B1:.B300];&quot;=/get-parameters/&quot;;[sim2.C1:.C300])" office:value-type="float" office:value="7" calcext:value-type="float">
            <text:p>7,00</text:p>
          </table:table-cell>
          <table:table-cell table:style-name="ce2" table:formula="of:=AVERAGEIF([sim3.B1:.B300];&quot;=/get-parameters/&quot;;[sim3.C1:.C300])" office:value-type="float" office:value="20" calcext:value-type="float">
            <text:p>20,00</text:p>
          </table:table-cell>
          <table:table-cell table:formula="of:=AVERAGEIF([sim4.B1:.B300];&quot;=/get-parameters/&quot;;[sim4.C1:.C300])" office:value-type="float" office:value="58" calcext:value-type="float">
            <text:p>58,00</text:p>
          </table:table-cell>
          <table:table-cell table:style-name="ce2" table:formula="of:=AVERAGEIF([sim5.B1:.B300];&quot;=/get-parameters/&quot;;[sim5.C1:.C300])" office:value-type="float" office:value="24" calcext:value-type="float">
            <text:p>24,00</text:p>
          </table:table-cell>
          <table:table-cell table:formula="of:=AVERAGE([.C2:.G2])" office:value-type="float" office:value="32.2" calcext:value-type="float">
            <text:p>32,2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all-sensors/</text:p>
          </table:table-cell>
          <table:table-cell table:style-name="ce2" table:formula="of:=AVERAGEIF([sim1.B1:.B300];&quot;=/get-all-sensors/&quot;;[sim1.C1:.C300])" office:value-type="float" office:value="127.154471544715" calcext:value-type="float">
            <text:p>127,15</text:p>
          </table:table-cell>
          <table:table-cell table:formula="of:=AVERAGEIF([sim2.B1:.B300];&quot;=/get-all-sensors/&quot;;[sim2.C1:.C300])" office:value-type="float" office:value="126.626016260163" calcext:value-type="float">
            <text:p>126,63</text:p>
          </table:table-cell>
          <table:table-cell table:formula="of:=AVERAGEIF([sim3.B1:.B300];&quot;=/get-all-sensors/&quot;;[sim3.C1:.C300])" office:value-type="float" office:value="127.056910569106" calcext:value-type="float">
            <text:p>127,06</text:p>
          </table:table-cell>
          <table:table-cell table:formula="of:=AVERAGEIF([sim4.B1:.B300];&quot;=/get-all-sensors/&quot;;[sim4.C1:.C300])" office:value-type="float" office:value="294.675" calcext:value-type="float">
            <text:p>294,68</text:p>
          </table:table-cell>
          <table:table-cell table:formula="of:=AVERAGEIF([sim5.B1:.B300];&quot;=/get-all-sensors/&quot;;[sim5.C1:.C300])" office:value-type="float" office:value="162.233644859813" calcext:value-type="float">
            <text:p>162,23</text:p>
          </table:table-cell>
          <table:table-cell table:formula="of:=AVERAGE([.C3:.G3])" office:value-type="float" office:value="167.549208646759" calcext:value-type="float">
            <text:p>167,55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distance-to-home/</text:p>
          </table:table-cell>
          <table:table-cell table:style-name="ce2" table:formula="of:=AVERAGEIF([sim1.B1:.B300];&quot;=/get-distance-to-home/&quot;;[sim1.C1:.C300])" office:value-type="float" office:value="3.60162601626016" calcext:value-type="float">
            <text:p>3,60</text:p>
          </table:table-cell>
          <table:table-cell table:formula="of:=AVERAGEIF([sim2.B1:.B300];&quot;=/get-distance-to-home/&quot;;[sim2.C1:.C300])" office:value-type="float" office:value="4.09756097560976" calcext:value-type="float">
            <text:p>4,10</text:p>
          </table:table-cell>
          <table:table-cell table:formula="of:=AVERAGEIF([sim3.B1:.B300];&quot;=/get-distance-to-home/&quot;;[sim3.C1:.C300])" office:value-type="float" office:value="4.17073170731707" calcext:value-type="float">
            <text:p>4,17</text:p>
          </table:table-cell>
          <table:table-cell table:formula="of:=AVERAGEIF([sim4.B1:.B300];&quot;=/get-distance-to-home/&quot;;[sim4.C1:.C300])" office:value-type="float" office:value="23.025" calcext:value-type="float">
            <text:p>23,03</text:p>
          </table:table-cell>
          <table:table-cell table:formula="of:=AVERAGEIF([sim5.B1:.B300];&quot;=/get-distance-to-home/&quot;;[sim5.C1:.C300])" office:value-type="float" office:value="3.13084112149533" calcext:value-type="float">
            <text:p>3,13</text:p>
          </table:table-cell>
          <table:table-cell table:formula="of:=AVERAGE([.C4:.G4])" office:value-type="float" office:value="7.60515196413646" calcext:value-type="float">
            <text:p>7,61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mission/</text:p>
          </table:table-cell>
          <table:table-cell table:style-name="ce2" table:formula="of:=AVERAGEIF([sim1.B1:.B300];&quot;=/set-mission/&quot;;[sim1.C1:.C300])" office:value-type="string" office:string-value="" calcext:value-type="error">
            <text:p>#DIV/0!</text:p>
          </table:table-cell>
          <table:table-cell table:formula="of:=AVERAGEIF([sim2.B1:.B300];&quot;=/set-mission/&quot;;[sim2.C1:.C300])" office:value-type="string" office:string-value="" calcext:value-type="error">
            <text:p>#DIV/0!</text:p>
          </table:table-cell>
          <table:table-cell table:formula="of:=AVERAGEIF([sim3.B1:.B300];&quot;=/set-mission/&quot;;[sim3.C1:.C300])" office:value-type="string" office:string-value="" calcext:value-type="error">
            <text:p>#DIV/0!</text:p>
          </table:table-cell>
          <table:table-cell table:formula="of:=AVERAGEIF([sim4.B1:.B300];&quot;=/set-mission/&quot;;[sim4.C1:.C300])" office:value-type="string" office:string-value="" calcext:value-type="error">
            <text:p>#DIV/0!</text:p>
          </table:table-cell>
          <table:table-cell table:formula="of:=AVERAGEIF([sim5.B1:.B300];&quot;=/set-mission/&quot;;[sim5.C1:.C300])" office:value-type="string" office:string-value="" calcext:value-type="error">
            <text:p>#DIV/0!</text:p>
          </table:table-cell>
          <table:table-cell table:formula="of:=AVERAGE([.C5:.G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ime-in-POST(ms)</text:p>
          </table:table-cell>
          <table:table-cell office:value-type="string" calcext:value-type="string">
            <text:p>/set-parameter/</text:p>
          </table:table-cell>
          <table:table-cell table:formula="of:=AVERAGEIF([sim1.B1:.B300];&quot;=/set-parameter/&quot;;[sim1.C1:.C300])" office:value-type="float" office:value="95.2857142857143" calcext:value-type="float">
            <text:p>95,29</text:p>
          </table:table-cell>
          <table:table-cell table:style-name="ce2" table:formula="of:=AVERAGEIF([sim2.B1:.B300];&quot;=/set-parameter/&quot;;[sim2.C1:.C300])" office:value-type="float" office:value="276.714285714286" calcext:value-type="float">
            <text:p>276,71</text:p>
          </table:table-cell>
          <table:table-cell table:formula="of:=AVERAGEIF([sim3.B1:.B300];&quot;=/set-parameter/&quot;;[sim3.C1:.C300])" office:value-type="float" office:value="89.8571428571429" calcext:value-type="float">
            <text:p>89,86</text:p>
          </table:table-cell>
          <table:table-cell table:formula="of:=AVERAGEIF([sim4.B1:.B300];&quot;=/set-parameter/&quot;;[sim4.C1:.C300])" office:value-type="float" office:value="120.857142857143" calcext:value-type="float">
            <text:p>120,86</text:p>
          </table:table-cell>
          <table:table-cell table:formula="of:=AVERAGEIF([sim5.B1:.B300];&quot;=/set-parameter/&quot;;[sim5.C1:.C300])" office:value-type="float" office:value="91.2857142857143" calcext:value-type="float">
            <text:p>91,29</text:p>
          </table:table-cell>
          <table:table-cell table:formula="of:=AVERAGE([.C6:.G6])" office:value-type="float" office:value="134.8" calcext:value-type="float">
            <text:p>134,80</text:p>
          </table:table-cell>
        </table:table-row>
        <table:table-row table:style-name="ro1">
          <table:table-cell office:value-type="string" calcext:value-type="string">
            <text:p>Time-in-GET(ms)</text:p>
          </table:table-cell>
          <table:table-cell office:value-type="string" calcext:value-type="string">
            <text:p>/get-home-location/</text:p>
          </table:table-cell>
          <table:table-cell table:formula="of:=AVERAGEIF([sim1.B1:.B300];&quot;=/get-home-location/&quot;;[sim1.C1:.C300])" office:value-type="float" office:value="207" calcext:value-type="float">
            <text:p>207,00</text:p>
          </table:table-cell>
          <table:table-cell table:formula="of:=AVERAGEIF([sim2.B1:.B300];&quot;=/get-home-location/&quot;;[sim2.C1:.C300])" office:value-type="float" office:value="203" calcext:value-type="float">
            <text:p>203,00</text:p>
          </table:table-cell>
          <table:table-cell table:formula="of:=AVERAGEIF([sim3.B1:.B300];&quot;=/get-home-location/&quot;;[sim3.C1:.C300])" office:value-type="float" office:value="305" calcext:value-type="float">
            <text:p>305,00</text:p>
          </table:table-cell>
          <table:table-cell table:formula="of:=AVERAGEIF([sim4.B1:.B300];&quot;=/get-home-location/&quot;;[sim4.C1:.C300])" office:value-type="float" office:value="203" calcext:value-type="float">
            <text:p>203,00</text:p>
          </table:table-cell>
          <table:table-cell table:formula="of:=AVERAGEIF([sim5.B1:.B300];&quot;=/get-home-location/&quot;;[sim5.C1:.C300])" office:value-type="float" office:value="205" calcext:value-type="float">
            <text:p>205,00</text:p>
          </table:table-cell>
          <table:table-cell table:formula="of:=AVERAGE([.C7:.G7])" office:value-type="float" office:value="224.6" calcext:value-type="float">
            <text:p>224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3:08:35.742218425</dc:date>
    <meta:editing-duration>PT7M28S</meta:editing-duration>
    <meta:editing-cycles>1</meta:editing-cycles>
    <meta:generator>LibreOffice/5.3.1.2$Linux_X86_64 LibreOffice_project/30m0$Build-2</meta:generator>
    <meta:document-statistic meta:table-count="6" meta:cell-count="3765" meta:object-count="0"/>
  </office:meta>
</office:document-meta>
</file>